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11.61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b3774" officeooo:paragraph-rsid="001b3774"/>
    </style:style>
    <style:style style:name="P2" style:family="paragraph" style:parent-style-name="Standard">
      <style:paragraph-properties fo:text-align="start" style:justify-single-word="false"/>
      <style:text-properties officeooo:rsid="001b3774" officeooo:paragraph-rsid="001b377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3774"/>
    </style:style>
    <style:style style:name="P5" style:family="paragraph" style:parent-style-name="Standard">
      <style:paragraph-properties fo:text-align="justify" style:justify-single-word="false"/>
      <style:text-properties officeooo:rsid="001c01d2" officeooo:paragraph-rsid="001c01d2"/>
    </style:style>
    <style:style style:name="P6" style:family="paragraph" style:parent-style-name="Standard">
      <style:paragraph-properties fo:text-align="justify" style:justify-single-word="false"/>
      <style:text-properties officeooo:rsid="001f729c" officeooo:paragraph-rsid="001f729c"/>
    </style:style>
    <style:style style:name="P7" style:family="paragraph" style:parent-style-name="Text_20_body">
      <style:paragraph-properties fo:background-color="#eeeeee" fo:padding="0.049cm" fo:border="0.06pt solid #000000" style:shadow="#808080 0.18cm 0.18cm">
        <style:background-image/>
      </style:paragraph-properties>
    </style:style>
    <style:style style:name="P8" style:family="paragraph" style:parent-style-name="Title">
      <style:paragraph-properties fo:background-color="#eeeeee" fo:padding="0.049cm" fo:border="0.06pt solid #000000" style:shadow="#808080 0.18cm 0.18cm">
        <style:background-image/>
      </style:paragraph-properties>
    </style:style>
    <style:style style:name="P9" style:family="paragraph" style:parent-style-name="Title">
      <style:paragraph-properties fo:background-color="#eeeeee" fo:padding="0.049cm" fo:border="0.06pt solid #000000" style:shadow="#808080 0.18cm 0.18cm">
        <style:background-image/>
      </style:paragraph-properties>
      <style:text-properties fo:font-size="12pt" style:font-size-asian="10.5pt" style:font-size-complex="12pt"/>
    </style:style>
    <style:style style:name="P10" style:family="paragraph" style:parent-style-name="Standard">
      <style:paragraph-properties fo:text-align="justify" style:justify-single-word="false" fo:break-before="page"/>
    </style:style>
    <style:style style:name="P11" style:family="paragraph" style:parent-style-name="Text_20_body">
      <style:paragraph-properties fo:text-align="justify" style:justify-single-word="false"/>
      <style:text-properties officeooo:rsid="001b3774" officeooo:paragraph-rsid="001b3774"/>
    </style:style>
    <style:style style:name="P12" style:family="paragraph" style:parent-style-name="Text_20_body">
      <style:paragraph-properties fo:text-align="justify" style:justify-single-word="false"/>
      <style:text-properties officeooo:rsid="001c01d2" officeooo:paragraph-rsid="001c01d2"/>
    </style:style>
    <style:style style:name="P13" style:family="paragraph" style:parent-style-name="Text_20_body">
      <style:paragraph-properties fo:text-align="justify" style:justify-single-word="false"/>
      <style:text-properties officeooo:rsid="001f729c" officeooo:paragraph-rsid="001f729c"/>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rsid="001f729c" officeooo:paragraph-rsid="001f729c"/>
    </style:style>
    <style:style style:name="P16" style:family="paragraph" style:parent-style-name="Standard" style:list-style-name="L1">
      <style:paragraph-properties fo:text-align="justify" style:justify-single-word="false"/>
      <style:text-properties officeooo:rsid="001b3774" officeooo:paragraph-rsid="0021c132"/>
    </style:style>
    <style:style style:name="P17" style:family="paragraph" style:parent-style-name="Standard" style:list-style-name="L1">
      <style:paragraph-properties fo:text-align="justify" style:justify-single-word="false"/>
      <style:text-properties officeooo:rsid="001b3774" officeooo:paragraph-rsid="002217b5"/>
    </style:style>
    <style:style style:name="P18" style:family="paragraph" style:parent-style-name="Standard" style:list-style-name="L2">
      <style:paragraph-properties fo:text-align="justify" style:justify-single-word="false"/>
      <style:text-properties officeooo:rsid="001b3774" officeooo:paragraph-rsid="001b3774"/>
    </style:style>
    <style:style style:name="P19" style:family="paragraph" style:parent-style-name="Standard">
      <style:paragraph-properties fo:text-align="justify" style:justify-single-word="false"/>
      <style:text-properties officeooo:rsid="001b3774" officeooo:paragraph-rsid="002217b5"/>
    </style:style>
    <style:style style:name="P20" style:family="paragraph" style:parent-style-name="Standard">
      <style:paragraph-properties fo:text-align="justify" style:justify-single-word="false"/>
      <style:text-properties officeooo:rsid="002217b5" officeooo:paragraph-rsid="002217b5"/>
    </style:style>
    <style:style style:name="P21" style:family="paragraph" style:parent-style-name="Standard" style:list-style-name="L3">
      <style:paragraph-properties fo:text-align="justify" style:justify-single-word="false"/>
      <style:text-properties officeooo:rsid="002217b5" officeooo:paragraph-rsid="002217b5"/>
    </style:style>
    <style:style style:name="P22" style:family="paragraph" style:parent-style-name="Standard">
      <style:paragraph-properties fo:text-align="justify" style:justify-single-word="false"/>
      <style:text-properties style:font-name="DejaVu Sans Mono" fo:font-size="9pt" officeooo:rsid="001b3774" officeooo:paragraph-rsid="001b3774" style:font-size-asian="9pt" style:font-size-complex="9pt"/>
    </style:style>
    <style:style style:name="P23" style:family="paragraph" style:parent-style-name="Standard">
      <style:paragraph-properties fo:text-align="justify" style:justify-single-word="false" fo:background-color="#eeeeee" fo:padding="0.049cm" fo:border="0.06pt solid #000000" style:shadow="none">
        <style:background-image/>
      </style:paragraph-properties>
      <style:text-properties style:font-name="DejaVu Sans Mono" fo:font-size="9pt" officeooo:rsid="001b3774" officeooo:paragraph-rsid="001b3774" style:font-size-asian="9pt" style:font-size-complex="9pt"/>
    </style:style>
    <style:style style:name="P24" style:family="paragraph" style:parent-style-name="Standard">
      <style:paragraph-properties fo:text-align="start" style:justify-single-word="false" fo:background-color="#eeeeee" fo:padding="0.049cm" fo:border="0.06pt solid #000000" style:shadow="none">
        <style:background-image/>
      </style:paragraph-properties>
      <style:text-properties style:font-name="DejaVu Sans Mono" fo:font-size="9pt" officeooo:rsid="001b3774" officeooo:paragraph-rsid="001b3774" style:font-size-asian="9pt" style:font-size-complex="9pt"/>
    </style:style>
    <style:style style:name="P25" style:family="paragraph" style:parent-style-name="Standard">
      <style:paragraph-properties fo:text-align="start" style:justify-single-word="false" fo:background-color="#eeeeee" fo:padding="0.049cm" fo:border="0.06pt solid #000000" style:shadow="none">
        <style:background-image/>
      </style:paragraph-properties>
      <style:text-properties style:font-name="DejaVu Sans Mono" fo:font-size="9pt" officeooo:rsid="001c01d2" officeooo:paragraph-rsid="001c01d2" style:font-size-asian="9pt" style:font-size-complex="9pt"/>
    </style:style>
    <style:style style:name="P26" style:family="paragraph" style:parent-style-name="Standard">
      <style:paragraph-properties fo:text-align="justify" style:justify-single-word="false" fo:background-color="#eeeeee" fo:padding="0.049cm" fo:border="0.06pt solid #000000" style:shadow="none">
        <style:background-image/>
      </style:paragraph-properties>
      <style:text-properties style:font-name="Liberation Mono" fo:font-size="9pt" officeooo:rsid="001c01d2" officeooo:paragraph-rsid="001c01d2" style:font-size-asian="9pt" style:font-size-complex="9pt"/>
    </style:style>
    <style:style style:name="P27" style:family="paragraph" style:parent-style-name="Standard">
      <style:paragraph-properties fo:text-align="justify" style:justify-single-word="false" fo:background-color="#eeeeee" fo:padding="0.049cm" fo:border="0.06pt solid #000000" style:shadow="none">
        <style:background-image/>
      </style:paragraph-properties>
      <style:text-properties style:font-name="Liberation Mono" fo:font-size="9pt" officeooo:rsid="001b3774" officeooo:paragraph-rsid="001c01d2" style:font-size-asian="9pt" style:font-size-complex="9pt"/>
    </style:style>
    <style:style style:name="P28" style:family="paragraph" style:parent-style-name="Standard">
      <style:paragraph-properties fo:text-align="justify" style:justify-single-word="false" fo:background-color="#eeeeee" fo:padding="0.049cm" fo:border="0.06pt solid #000000" style:shadow="none">
        <style:background-image/>
      </style:paragraph-properties>
      <style:text-properties style:font-name="Liberation Mono" fo:font-size="9pt" officeooo:rsid="001b3774" officeooo:paragraph-rsid="002217b5" style:font-size-asian="9pt" style:font-size-complex="9pt"/>
    </style:style>
    <style:style style:name="P29" style:family="paragraph" style:parent-style-name="Text_20_body">
      <style:paragraph-properties fo:text-align="justify" style:justify-single-word="false"/>
      <style:text-properties officeooo:rsid="001c01d2" officeooo:paragraph-rsid="001c01d2"/>
    </style:style>
    <style:style style:name="P30" style:family="paragraph" style:parent-style-name="Text_20_body">
      <style:paragraph-properties fo:text-align="justify" style:justify-single-word="false"/>
      <style:text-properties officeooo:rsid="002217b5" officeooo:paragraph-rsid="002217b5"/>
    </style:style>
    <style:style style:name="P31" style:family="paragraph" style:parent-style-name="Text_20_body" style:list-style-name="L4">
      <style:text-properties officeooo:rsid="00239148" officeooo:paragraph-rsid="00239148"/>
    </style:style>
    <style:style style:name="P32" style:family="paragraph" style:parent-style-name="Text_20_body">
      <style:paragraph-properties fo:text-align="justify" style:justify-single-word="false"/>
      <style:text-properties officeooo:rsid="00239148" officeooo:paragraph-rsid="00239148"/>
    </style:style>
    <style:style style:name="P33" style:family="paragraph" style:parent-style-name="Text_20_body">
      <style:text-properties officeooo:paragraph-rsid="00239148"/>
    </style:style>
    <style:style style:name="P34" style:family="paragraph" style:parent-style-name="Text_20_body">
      <style:paragraph-properties fo:text-align="justify" style:justify-single-word="false"/>
      <style:text-properties officeooo:paragraph-rsid="00239148"/>
    </style:style>
    <style:style style:name="P35" style:family="paragraph" style:parent-style-name="Text_20_body">
      <style:paragraph-properties fo:text-align="justify" style:justify-single-word="false"/>
      <style:text-properties officeooo:paragraph-rsid="001b3774"/>
    </style:style>
    <style:style style:name="P36" style:family="paragraph" style:parent-style-name="Text_20_body">
      <style:paragraph-properties fo:background-color="#eeeeee" fo:padding="0.049cm" fo:border="0.06pt solid #000000" style:shadow="none">
        <style:background-image/>
      </style:paragraph-properties>
      <style:text-properties officeooo:paragraph-rsid="00239148"/>
    </style:style>
    <style:style style:name="P37" style:family="paragraph" style:parent-style-name="Heading_20_2">
      <style:paragraph-properties fo:text-align="justify" style:justify-single-word="false"/>
      <style:text-properties officeooo:rsid="001b3774"/>
    </style:style>
    <style:style style:name="P38" style:family="paragraph" style:parent-style-name="Heading_20_2">
      <style:paragraph-properties fo:text-align="justify" style:justify-single-word="false"/>
    </style:style>
    <style:style style:name="P39" style:family="paragraph" style:parent-style-name="Heading_20_2">
      <style:paragraph-properties fo:text-align="justify" style:justify-single-word="false"/>
      <style:text-properties officeooo:paragraph-rsid="001b3774"/>
    </style:style>
    <style:style style:name="P40" style:family="paragraph" style:parent-style-name="Heading_20_2" style:list-style-name="">
      <style:paragraph-properties fo:text-align="justify" style:justify-single-word="false"/>
    </style:style>
    <style:style style:name="P41" style:family="paragraph" style:parent-style-name="Heading_20_2">
      <style:paragraph-properties fo:text-align="justify" style:justify-single-word="false"/>
      <style:text-properties officeooo:rsid="0020b48b" officeooo:paragraph-rsid="0020b48b"/>
    </style:style>
    <style:style style:name="P42" style:family="paragraph" style:parent-style-name="Heading_20_2">
      <style:paragraph-properties fo:break-before="page"/>
    </style:style>
    <style:style style:name="P43" style:family="paragraph" style:parent-style-name="Heading_20_2">
      <style:paragraph-properties fo:text-align="justify" style:justify-single-word="false" fo:break-before="page"/>
      <style:text-properties officeooo:rsid="0020b48b" officeooo:paragraph-rsid="0020b48b"/>
    </style:style>
    <style:style style:name="P44" style:family="paragraph" style:parent-style-name="Heading_20_2">
      <style:paragraph-properties fo:text-align="justify" style:justify-single-word="false" fo:break-before="page"/>
    </style:style>
    <style:style style:name="P45" style:family="paragraph" style:parent-style-name="Heading_20_3">
      <style:paragraph-properties fo:text-align="justify" style:justify-single-word="false"/>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3774"/>
    </style:style>
    <style:style style:name="T2" style:family="text">
      <style:text-properties fo:color="#c5000b"/>
    </style:style>
    <style:style style:name="T3" style:family="text">
      <style:text-properties fo:color="#c5000b" fo:font-weight="bold" style:font-weight-asian="bold" style:font-weight-complex="bold"/>
    </style:style>
    <style:style style:name="T4" style:family="text">
      <style:text-properties fo:color="#c5000b" fo:font-weight="bold" officeooo:rsid="001b3774" style:font-weight-asian="bold" style:font-weight-complex="bold"/>
    </style:style>
    <style:style style:name="T5" style:family="text">
      <style:text-properties officeooo:rsid="001c01d2"/>
    </style:style>
    <style:style style:name="T6" style:family="text">
      <style:text-properties officeooo:rsid="001d9b4a"/>
    </style:style>
    <style:style style:name="T7" style:family="text">
      <style:text-properties officeooo:rsid="001f729c"/>
    </style:style>
    <style:style style:name="T8" style:family="text">
      <style:text-properties officeooo:rsid="0020b48b"/>
    </style:style>
    <style:style style:name="T9" style:family="text">
      <style:text-properties officeooo:rsid="0021c132"/>
    </style:style>
    <style:style style:name="T10" style:family="text">
      <style:text-properties officeooo:rsid="002217b5"/>
    </style:style>
    <style:style style:name="T11" style:family="text">
      <style:text-properties fo:color="#0084d1" fo:font-weight="bold" style:font-weight-asian="bold" style:font-weight-complex="bold"/>
    </style:style>
    <style:style style:name="T12" style:family="text">
      <style:text-properties officeooo:rsid="00239148"/>
    </style:style>
    <style:style style:name="T13" style:family="text">
      <style:text-properties style:font-name="DejaVu Sans Mono" fo:font-size="9pt" officeooo:rsid="001b3774" style:font-size-asian="9pt" style:font-size-complex="9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9"/>
      <text:p text:style-name="P8">Documentation MWM</text:p>
      <text:p text:style-name="P8">« Javascript PopMenu »</text:p>
      <text:p text:style-name="P7"/>
      <text:p text:style-name="Text_20_body"/>
      <text:p text:style-name="Text_20_body"/>
      <text:p text:style-name="Text_20_body"/>
      <text:p text:style-name="P10"/>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6"><text:a xlink:type="simple" xlink:href="#__RefHeading__272_1283614916" text:style-name="Index_20_Link" text:visited-style-name="Index_20_Link">Introuction<text:tab/>3</text:a></text:p>
          <text:p text:style-name="P46"><text:a xlink:type="simple" xlink:href="#__RefHeading__2542_826531946" text:style-name="Index_20_Link" text:visited-style-name="Index_20_Link">Paramétrage global du menu<text:tab/>3</text:a></text:p>
          <text:p text:style-name="P46"><text:a xlink:type="simple" xlink:href="#__RefHeading__110_1283614916" text:style-name="Index_20_Link" text:visited-style-name="Index_20_Link">Créer une nouvelle animation<text:tab/>4</text:a></text:p>
          <text:p text:style-name="P47"><text:a xlink:type="simple" xlink:href="#__RefHeading__112_1283614916" text:style-name="Index_20_Link" text:visited-style-name="Index_20_Link">...A partir de l'existant<text:tab/>4</text:a></text:p>
          <text:p text:style-name="P47"><text:a xlink:type="simple" xlink:href="#__RefHeading__114_1283614916" text:style-name="Index_20_Link" text:visited-style-name="Index_20_Link">...En creant de nouveaux effets<text:tab/>4</text:a></text:p>
          <text:p text:style-name="P46"><text:a xlink:type="simple" xlink:href="#__RefHeading__116_1283614916" text:style-name="Index_20_Link" text:visited-style-name="Index_20_Link">Liste des effets existant et leur noms<text:tab/>5</text:a></text:p>
          <text:p text:style-name="P46"><text:a xlink:type="simple" xlink:href="#__RefHeading__118_1283614916" text:style-name="Index_20_Link" text:visited-style-name="Index_20_Link">fonction « CreationAnimation »<text:tab/>5</text:a></text:p>
          <text:p text:style-name="P46"><text:a xlink:type="simple" xlink:href="#__RefHeading__120_1283614916" text:style-name="Index_20_Link" text:visited-style-name="Index_20_Link">Fonction « GestionnaireAnimation »<text:tab/>5</text:a></text:p>
          <text:p text:style-name="P46"><text:a xlink:type="simple" xlink:href="#__RefHeading__270_1283614916" text:style-name="Index_20_Link" text:visited-style-name="Index_20_Link">Initialisation des éléments du DOM <text:tab/>6</text:a></text:p>
          <text:p text:style-name="P46"><text:a xlink:type="simple" xlink:href="#__RefHeading__146_1283614916" text:style-name="Index_20_Link" text:visited-style-name="Index_20_Link">Liste des fonctions d'effet<text:tab/>7</text:a></text:p>
          <text:p text:style-name="P47"><text:a xlink:type="simple" xlink:href="#__RefHeading__148_1283614916" text:style-name="Index_20_Link" text:visited-style-name="Index_20_Link">FonduTransparent<text:tab/>7</text:a></text:p>
          <text:p text:style-name="P47"><text:a xlink:type="simple" xlink:href="#__RefHeading__150_1283614916" text:style-name="Index_20_Link" text:visited-style-name="Index_20_Link">TailleHorizontale<text:tab/>7</text:a></text:p>
          <text:p text:style-name="P47"><text:a xlink:type="simple" xlink:href="#__RefHeading__152_1283614916" text:style-name="Index_20_Link" text:visited-style-name="Index_20_Link">TailleVerticale<text:tab/>7</text:a></text:p>
          <text:p text:style-name="P47"><text:a xlink:type="simple" xlink:href="#__RefHeading__154_1283614916" text:style-name="Index_20_Link" text:visited-style-name="Index_20_Link">GlissementVertical[Sin;Cos]<text:tab/>7</text:a></text:p>
          <text:p text:style-name="P47"><text:a xlink:type="simple" xlink:href="#__RefHeading__158_1283614916" text:style-name="Index_20_Link" text:visited-style-name="Index_20_Link">GlissementHorizontal[Sin;Cos]<text:tab/>7</text:a></text:p>
          <text:p text:style-name="P47"><text:a xlink:type="simple" xlink:href="#__RefHeading__162_1283614916" text:style-name="Index_20_Link" text:visited-style-name="Index_20_Link">DilatationLetterSpacing<text:tab/>7</text:a></text:p>
          <text:p text:style-name="P47"><text:a xlink:type="simple" xlink:href="#__RefHeading__2544_826531946" text:style-name="Index_20_Link" text:visited-style-name="Index_20_Link">DilatationLineHeight<text:tab/>7</text:a></text:p>
          <text:p text:style-name="P47"><text:a xlink:type="simple" xlink:href="#__RefHeading__164_1283614916" text:style-name="Index_20_Link" text:visited-style-name="Index_20_Link">SimpleCommutation<text:tab/>7</text:a></text:p>
        </text:index-body>
      </text:table-of-content>
      <text:p text:style-name="P3"/>
      <text:p text:style-name="P3"/>
      <text:p text:style-name="P3"/>
      <text:p text:style-name="P3"/>
      <text:h text:style-name="P37" text:outline-level="2"/>
      <text:h text:style-name="P43" text:outline-level="2"><text:bookmark-start text:name="__RefHeading__272_1283614916"/>Introuction<text:bookmark-end text:name="__RefHeading__272_1283614916"/></text:h>
      <text:p text:style-name="Text_20_body">Cette documentation est réalisée pour aider l'utilisateur à créer ses propres effet pour le menu <text:span text:style-name="T8">animé.</text:span></text:p>
      <text:p text:style-name="Text_20_body"/>
      <text:p text:style-name="Text_20_body"/>
      <text:h text:style-name="Heading_20_2" text:outline-level="2"><text:bookmark-start text:name="__RefHeading__2542_826531946"/>Paramétrage global du menu<text:bookmark-end text:name="__RefHeading__2542_826531946"/></text:h>
      <text:p text:style-name="P30">Il existe 2 paramètre<text:span text:style-name="T12">s</text:span> <text:span text:style-name="T12">de base controlant le comportement du menu.</text:span></text:p>
      <text:p text:style-name="P32">« TypeAction » est le premier paramètre. Il contrôle le mode de déclenchement du menu. Ses valeurs sont :</text:p>
      <text:list xml:id="list6873381095024441691" text:style-name="L4">
        <text:list-item>
          <text:p text:style-name="P31">« 1 » permettra à l'utilisateur d'ouvir le menu simplement en le survolant.</text:p>
        </text:list-item>
        <text:list-item>
          <text:p text:style-name="P31">« 2 » Ne fera rien tant que l'utilisateur ne clique pas sur le lien du menu.</text:p>
        </text:list-item>
      </text:list>
      <text:p text:style-name="P36"><text:span text:style-name="T13"><text:line-break/>var TypeAction = 1;<text:tab/><text:tab/><text:tab/>//1 Mouseover 2 Click<text:line-break/></text:span></text:p>
      <text:p text:style-name="P33"/>
      <text:p text:style-name="P34"><text:span text:style-name="T12">« NbrAnimParSec » définit le nombre d'animation par seconde que l'on souhaite. Il est recommandé de ne pas trop pousser cette valeur vers le haut. 40 fois par seconde est suffisant pour l'oeil humain. De plus augmenter cette valeur requierera plus de ressources machine pour le rendu de la page. Cela dépend aussi de la puissance disponible, du navigateur, du moteur JavaScript etc...</text:span></text:p>
      <text:p text:style-name="P36"><text:span text:style-name="T13"><text:line-break/>var NbrAnimParSec = 40;<text:line-break/></text:span></text:p>
      <text:p text:style-name="P33"/>
      <text:h text:style-name="P40" text:outline-level="2"/>
      <text:h text:style-name="P44" text:outline-level="2"><text:bookmark-start text:name="__RefHeading__110_1283614916"/>Créer une nouvelle animation<text:bookmark-end text:name="__RefHeading__110_1283614916"/></text:h>
      <text:h text:style-name="P45" text:outline-level="3"><text:bookmark-start text:name="__RefHeading__112_1283614916"/>...A partir de l'existant<text:bookmark-end text:name="__RefHeading__112_1283614916"/></text:h>
      <text:p text:style-name="P1">On peut créer une nouvelle animation en lui donnant un nom et un nouvel enssemble d'effet. Cette définition se fait dans le script lui même. L'objet concerné est « ChoixAnimation ». On utilise la fonction « CreationAnimation » pour traiter les données entrées.</text:p>
      <text:p text:style-name="P1"/>
      <text:p text:style-name="P1">Exemple de syntaxe :</text:p>
      <text:p text:style-name="P23"/>
      <text:p text:style-name="P23">ChoixAnimation.<text:span text:style-name="T3">ftgvs</text:span> = new CreationAnimation ( 'FT GVS', '0 50', '0 1',<text:tab/>128 , 125 , 250 , 125 );</text:p>
      <text:p text:style-name="P23"/>
      <text:p text:style-name="P22"/>
      <text:p text:style-name="P20">La définition de l'animation se fait en listant les effets voulus et leurs paramètres. Chaque groupes de données correspond à :</text:p>
      <text:list xml:id="list3946981148813097946" text:style-name="L3">
        <text:list-item>
          <text:p text:style-name="P21">Liste de effets</text:p>
        </text:list-item>
        <text:list-item>
          <text:p text:style-name="P21">liste des arguments A</text:p>
        </text:list-item>
        <text:list-item>
          <text:p text:style-name="P21">liste des arguments B</text:p>
        </text:list-item>
        <text:list-item>
          <text:p text:style-name="P21">Compteurs avant déclenchement sur entrée et sortie de l'effet.</text:p>
        </text:list-item>
      </text:list>
      <text:p text:style-name="P19"/>
      <text:p text:style-name="P1">C<text:span text:style-name="T7">'</text:span>est le cas le plus simple. Si on veut ajouter de nouveaux effets il faudra les créer et les référencer convenablement.</text:p>
      <text:p text:style-name="P1"/>
      <text:h text:style-name="P45" text:outline-level="3"><text:bookmark-start text:name="__RefHeading__114_1283614916"/>...En creant de nouveaux effets<text:bookmark-end text:name="__RefHeading__114_1283614916"/></text:h>
      <text:p text:style-name="P5">La création de nouveaux effets passe par la création de fonctions qui vont influer sur les élements du DOM que sont les menus. </text:p>
      <text:p text:style-name="P1"/>
      <text:p text:style-name="P5">Exemple de fonctions :</text:p>
      <text:p text:style-name="P26"/>
      <text:p text:style-name="P26">f<text:span text:style-name="T1">unction </text:span><text:span text:style-name="T4">SimpleCommutation</text:span><text:span text:style-name="T1"> ( </text:span><text:span text:style-name="T4">Obj</text:span><text:span text:style-name="T1"> ) {</text:span></text:p>
      <text:p text:style-name="P27"><text:tab/>switch ( <text:span text:style-name="T3">Obj.MWM_Sens</text:span> ) {</text:p>
      <text:p text:style-name="P27"><text:tab/>case 0 :<text:tab/>Obj.style.visibility = 'hidden';<text:tab/>Obj.style.display = 'none';<text:tab/><text:tab/>break;</text:p>
      <text:p text:style-name="P27"><text:tab/>case 1 :<text:tab/>Obj.style.visibility = 'visible';<text:tab/>Obj.style.display = 'block';<text:tab/>break;</text:p>
      <text:p text:style-name="P27"><text:tab/>}</text:p>
      <text:p text:style-name="P27"><text:tab/>Obj.MWM_Progression = 2;</text:p>
      <text:p text:style-name="P27">}</text:p>
      <text:p text:style-name="P27"/>
      <text:p text:style-name="P1"/>
      <text:p text:style-name="P5">Dans cet exemple ce qu'il faut retenir est la transmission de la référence à l'objet ainsi que les propriétés disponibles. Ici Obj.<text:span text:style-name="T2">MWM_Sens</text:span><text:span text:style-name="T1">. </text:span>On travaille avec « Obj » et on s'en sert pour appliquer les modifications mais aussi pour connaître l'état d'animation de celui ci. Cela est utile pour les animations s'effectuant sur un temps donnée. </text:p>
      <text:p text:style-name="P5"/>
      <text:p text:style-name="P5">Il faudra ensuite que la fonction soit connu<text:span text:style-name="T6">e</text:span> dans les choix de <text:span text:style-name="T6">la fonction </text:span>« <text:span text:style-name="T1">GestionnaireAnimation ». </text:span></text:p>
      <text:p text:style-name="P1"/>
      <text:p text:style-name="P5">Extrait du code :</text:p>
      <text:p text:style-name="P25"/>
      <text:p text:style-name="P25">switch ( ChoixAnimation[Ptr].LTb[Elm] ) {</text:p>
      <text:p text:style-name="P25"><text:tab/>case '<text:span text:style-name="T3">FT</text:span>': <text:span text:style-name="T3">FonduTransparent</text:span> ( Obj , ChoixAnimation[Ptr].LTA[Elm] );<text:tab/>break</text:p>
      <text:p text:style-name="P25"><text:tab/>case '<text:span text:style-name="T3">TH</text:span>': <text:span text:style-name="T3">TailleHorizontale</text:span> ( Obj , ChoixAnimation[Ptr].LTA[Elm], ChoixAnimation[Ptr].LTB[Elm] ); break</text:p>
      <text:p text:style-name="P24"><text:soft-page-break/></text:p>
      <text:p text:style-name="P2"/>
      <text:p text:style-name="P6">Le choix se fait sur une expression de texte qui va « lancer » la fonction correspondante. Cette expression est définie en utilisant « <text:span text:style-name="T1">CreationAnimation ».</text:span></text:p>
      <text:p text:style-name="P1"/>
      <text:p text:style-name="P1"/>
      <text:h text:style-name="P41" text:outline-level="2"><text:bookmark-start text:name="__RefHeading__116_1283614916"/>Liste des effets existant et leur noms<text:bookmark-end text:name="__RefHeading__116_1283614916"/></text:h>
      <text:p text:style-name="P1">Signification des sigles d'animation.</text:p>
      <text:list xml:id="list7714819541822764467" text:style-name="L1">
        <text:list-item>
          <text:p text:style-name="P16"><text:span text:style-name="T9">FT Fondu Transparent</text:span></text:p>
        </text:list-item>
        <text:list-item>
          <text:p text:style-name="P17"><text:span text:style-name="T10">TH Taille Horizontale (100 vers 0% , 1 vers 100%)</text:span></text:p>
        </text:list-item>
        <text:list-item>
          <text:p text:style-name="P17"><text:span text:style-name="T10">TV Taille verticale (100 vers 0% , 1 vers 100%)</text:span></text:p>
        </text:list-item>
        <text:list-item>
          <text:p text:style-name="P17"><text:span text:style-name="T10">GV[S;C] Glissement Vertical [Sinus; Cosinus]</text:span></text:p>
        </text:list-item>
        <text:list-item>
          <text:p text:style-name="P16"><text:span text:style-name="T9">GH[S;C] Glissement Horizontal [Sinus; Cosinus]</text:span></text:p>
        </text:list-item>
        <text:list-item>
          <text:p text:style-name="P16"><text:span text:style-name="T9">DLS[S;C] Dilatation Letter Space [Sinus; Cosinus]</text:span></text:p>
        </text:list-item>
        <text:list-item>
          <text:p text:style-name="P16"><text:span text:style-name="T9">DLH[S;C] Dilatation Line-Height [Sinus; Cosinus]</text:span></text:p>
        </text:list-item>
        <text:list-item>
          <text:p text:style-name="P16"><text:span text:style-name="T9">SC Simple commutation</text:span></text:p>
        </text:list-item>
      </text:list>
      <text:p text:style-name="P4"/>
      <text:p text:style-name="P4"/>
      <text:h text:style-name="P39" text:outline-level="2"><text:bookmark-start text:name="__RefHeading__118_1283614916"/>fonction « CreationAnimation »<text:bookmark-end text:name="__RefHeading__118_1283614916"/></text:h>
      <text:p text:style-name="P1">Cette fonction permet de décortiquer les argument<text:span text:style-name="T8">s</text:span> passé<text:span text:style-name="T8">s</text:span> de telle manière que les animations soient paramétrées et organisée<text:span text:style-name="T8">s</text:span> dans la suite du script. C'est le premier élément car <text:span text:style-name="T8">son rôle est de définir</text:span>.</text:p>
      <text:p text:style-name="P1"/>
      <text:p text:style-name="P1">Argument<text:span text:style-name="T8">s</text:span> :</text:p>
      <text:list xml:id="list1993702118431841243" text:style-name="L2">
        <text:list-item>
          <text:p text:style-name="P18">Lfa = liste fonction</text:p>
        </text:list-item>
        <text:list-item>
          <text:p text:style-name="P18">LTb = liste animation</text:p>
        </text:list-item>
        <text:list-item>
          <text:p text:style-name="P18">LTA/B = Argument A/B </text:p>
        </text:list-item>
        <text:list-item>
          <text:p text:style-name="P18">e(ntree)c(ompteur)a(ttente)/d(urée)</text:p>
        </text:list-item>
        <text:list-item>
          <text:p text:style-name="P18">s(ortie)c(ompteur)a(ttente)/d(urée)</text:p>
        </text:list-item>
        <text:list-item>
          <text:p text:style-name="P18">eca/d Entree Compteur Attente/Delais</text:p>
        </text:list-item>
        <text:list-item>
          <text:p text:style-name="P18">sca/d Sortie Compteur Attente/Delais</text:p>
        </text:list-item>
      </text:list>
      <text:p text:style-name="P1"/>
      <text:p text:style-name="P20">Chaque arguments A ou B doit correspondre à son animation de référence.</text:p>
      <text:p text:style-name="P20"/>
      <text:p text:style-name="P19">Exemple  :</text:p>
      <text:p text:style-name="P28"/>
      <text:p text:style-name="P28">ChoixAnimation.<text:span text:style-name="T3">ftgvs</text:span> = new CreationAnimation ( '<text:span text:style-name="T3">FT</text:span> <text:span text:style-name="T11">GVS</text:span>', '<text:span text:style-name="T3">0</text:span> <text:span text:style-name="T11">50</text:span>', '<text:span text:style-name="T3">0</text:span> <text:span text:style-name="T11">1</text:span>',<text:tab/><text:tab/>128 , 125 , 250 , 125 );</text:p>
      <text:p text:style-name="P28"/>
      <text:p text:style-name="P19"/>
      <text:p text:style-name="P20">En somme les arguments A et B sont des liste au même titre que la liste des animations. Il est naturelle d'appliquer le même ordre dans les définitions des arguments.</text:p>
      <text:p text:style-name="P20"/>
      <text:h text:style-name="P38" text:outline-level="2"><text:bookmark-start text:name="__RefHeading__120_1283614916"/><text:span text:style-name="T1">Fonction « </text:span>GestionnaireAnimation »<text:bookmark-end text:name="__RefHeading__120_1283614916"/></text:h>
      <text:p text:style-name="P35"><text:span text:style-name="T1">Cette fonction se charge de la gestion de l'animation dans les éléments du DOM. Elle référence les différents effets disponible et les assigne le moment venu.</text:span></text:p>
      <text:h text:style-name="P42" text:outline-level="2"><text:bookmark-start text:name="__RefHeading__270_1283614916"/>Initialisation des éléments du DOM <text:bookmark-end text:name="__RefHeading__270_1283614916"/></text:h>
      <table:table table:name="Tableau1" table:style-name="Tableau1">
        <table:table-column table:style-name="Tableau1.A"/>
        <table:table-column table:style-name="Tableau1.B"/>
        <table:table-row>
          <table:table-cell table:style-name="Tableau1.A1" office:value-type="string">
            <text:p text:style-name="P15">Obj.MWM_Racine</text:p>
          </table:table-cell>
          <table:table-cell table:style-name="Tableau1.B1" office:value-type="string">
            <text:p text:style-name="P15">Définit si l'élément est la racine</text:p>
          </table:table-cell>
        </table:table-row>
        <table:table-row>
          <table:table-cell table:style-name="Tableau1.A2" office:value-type="string">
            <text:p text:style-name="P15">Obj.MWM_Type</text:p>
          </table:table-cell>
          <table:table-cell table:style-name="Tableau1.B2" office:value-type="string">
            <text:p text:style-name="P14"/>
          </table:table-cell>
        </table:table-row>
        <table:table-row>
          <table:table-cell table:style-name="Tableau1.A2" office:value-type="string">
            <text:p text:style-name="P15">Obj.MWM_Dossier</text:p>
          </table:table-cell>
          <table:table-cell table:style-name="Tableau1.B2" office:value-type="string">
            <text:p text:style-name="P15">Définit si l'élément est un dossier ou un lien</text:p>
          </table:table-cell>
        </table:table-row>
        <table:table-row>
          <table:table-cell table:style-name="Tableau1.A2" office:value-type="string">
            <text:p text:style-name="P15">Obj.MWM_EtatMenu</text:p>
          </table:table-cell>
          <table:table-cell table:style-name="Tableau1.B2" office:value-type="string">
            <text:p text:style-name="P15">Définit si le menu est ouvert ou fermé</text:p>
          </table:table-cell>
        </table:table-row>
        <table:table-row>
          <table:table-cell table:style-name="Tableau1.A2" office:value-type="string">
            <text:p text:style-name="P15">Obj.MWM_AnimPrevue</text:p>
          </table:table-cell>
          <table:table-cell table:style-name="Tableau1.B2" office:value-type="string">
            <text:p text:style-name="P15">Définit si l'élément a une animation en cours</text:p>
          </table:table-cell>
        </table:table-row>
        <table:table-row>
          <table:table-cell table:style-name="Tableau1.A2" office:value-type="string">
            <text:p text:style-name="P15">Obj.MWM_Progression</text:p>
          </table:table-cell>
          <table:table-cell table:style-name="Tableau1.B2" office:value-type="string">
            <text:p text:style-name="P15">Définit la progression de l'effet (0-&gt;1)</text:p>
          </table:table-cell>
        </table:table-row>
        <table:table-row>
          <table:table-cell table:style-name="Tableau1.A2" office:value-type="string">
            <text:p text:style-name="P15">Obj.MWM_Sens</text:p>
          </table:table-cell>
          <table:table-cell table:style-name="Tableau1.B2" office:value-type="string">
            <text:p text:style-name="P15">Définit le sens de l'animation (ouverture / fermeture)</text:p>
          </table:table-cell>
        </table:table-row>
        <table:table-row>
          <table:table-cell table:style-name="Tableau1.A2" office:value-type="string">
            <text:p text:style-name="P15">Obj.MWM_Niveau</text:p>
          </table:table-cell>
          <table:table-cell table:style-name="Tableau1.B2" office:value-type="string">
            <text:p text:style-name="P15">Définit le niveau de l'élément</text:p>
          </table:table-cell>
        </table:table-row>
        <table:table-row>
          <table:table-cell table:style-name="Tableau1.A2" office:value-type="string">
            <text:p text:style-name="P15">Obj.MWM_Deco</text:p>
          </table:table-cell>
          <table:table-cell table:style-name="Tableau1.B2" office:value-type="string">
            <text:p text:style-name="P15">Définit le type de décoration (elegance, exquise etc.)</text:p>
          </table:table-cell>
        </table:table-row>
        <table:table-row>
          <table:table-cell table:style-name="Tableau1.A2" office:value-type="string">
            <text:p text:style-name="P15">Obj.MWM_Anim</text:p>
          </table:table-cell>
          <table:table-cell table:style-name="Tableau1.B2" office:value-type="string">
            <text:p text:style-name="P15">Définit le type d'animation à appliquer </text:p>
          </table:table-cell>
        </table:table-row>
        <table:table-row>
          <table:table-cell table:style-name="Tableau1.A2" office:value-type="string">
            <text:p text:style-name="P15">Obj.MWM_Parent</text:p>
          </table:table-cell>
          <table:table-cell table:style-name="Tableau1.B2" office:value-type="string">
            <text:p text:style-name="P15">Définit le menu parent de l'élément (à ne pas confondre avec le parent dans le DOM)</text:p>
          </table:table-cell>
        </table:table-row>
        <table:table-row>
          <table:table-cell table:style-name="Tableau1.A2" office:value-type="string">
            <text:p text:style-name="P15">Obj.MWM_StopPropagation</text:p>
          </table:table-cell>
          <table:table-cell table:style-name="Tableau1.B2" office:value-type="string">
            <text:p text:style-name="P14"/>
          </table:table-cell>
        </table:table-row>
      </table:table>
      <text:p text:style-name="P13"/>
      <text:p text:style-name="P13"/>
      <text:p text:style-name="P13"/>
      <text:h text:style-name="P44" text:outline-level="2"><text:bookmark-start text:name="__RefHeading__146_1283614916"/>Liste des fonction<text:span text:style-name="T5">s</text:span> d'effet<text:bookmark-end text:name="__RefHeading__146_1283614916"/></text:h>
      <text:h text:style-name="P45" text:outline-level="3"><text:bookmark-start text:name="__RefHeading__148_1283614916"/>FonduTransparent<text:bookmark-end text:name="__RefHeading__148_1283614916"/></text:h>
      <text:p text:style-name="P12">Effectue une modification de l'opacité du DIV contenant la décoration.</text:p>
      <text:h text:style-name="P45" text:outline-level="3"><text:bookmark-start text:name="__RefHeading__150_1283614916"/>TailleHorizontale<text:bookmark-end text:name="__RefHeading__150_1283614916"/></text:h>
      <text:p text:style-name="P12">Modifie la taille horizontale du DIV contenant la décoration. Si nécessaire un ajustement de la décoration est effectué. </text:p>
      <text:h text:style-name="P45" text:outline-level="3"><text:bookmark-start text:name="__RefHeading__152_1283614916"/>TailleVerticale<text:bookmark-end text:name="__RefHeading__152_1283614916"/></text:h>
      <text:p text:style-name="P12">Modifie la taille verticlae du DIV contenant la décoration. Si nécessaire un ajustement de la décoration est effectué. </text:p>
      <text:h text:style-name="P45" text:outline-level="3"><text:bookmark-start text:name="__RefHeading__154_1283614916"/>GlissementVertical<text:span text:style-name="T10">[</text:span>Sin;C<text:span text:style-name="T10">os]</text:span><text:bookmark-end text:name="__RefHeading__154_1283614916"/></text:h>
      <text:p text:style-name="P12">Modifie la position verticale avec un effet de ralentissement <text:span text:style-name="T10">ou d'accélération</text:span> du DIV contenant la décoration.</text:p>
      <text:h text:style-name="P45" text:outline-level="3"><text:bookmark-start text:name="__RefHeading__158_1283614916"/>GlissementHorizontal<text:span text:style-name="T10">[</text:span>Sin;C<text:span text:style-name="T10">os]</text:span><text:bookmark-end text:name="__RefHeading__158_1283614916"/></text:h>
      <text:p text:style-name="P12">Modifie la position horizontale avec un effet de ralentissement <text:span text:style-name="T10">ou d'accélération</text:span> du DIV contenant la décoration.</text:p>
      <text:h text:style-name="P45" text:outline-level="3"><text:bookmark-start text:name="__RefHeading__162_1283614916"/>DilatationLetterSpacing<text:bookmark-end text:name="__RefHeading__162_1283614916"/></text:h>
      <text:p text:style-name="P12"><text:span text:style-name="T10">Produit </text:span>un effet d'espacement entre les lettres du menu.</text:p>
      <text:h text:style-name="Heading_20_3" text:outline-level="3"><text:bookmark-start text:name="__RefHeading__2544_826531946"/>DilatationLineHeight<text:bookmark-end text:name="__RefHeading__2544_826531946"/></text:h>
      <text:p text:style-name="P12"><text:span text:style-name="T10">Produit </text:span>un effet d'espacement entre les <text:span text:style-name="T10">ligne</text:span> du menu.</text:p>
      <text:h text:style-name="P45" text:outline-level="3"><text:bookmark-start text:name="__RefHeading__164_1283614916"/>SimpleCommutation<text:bookmark-end text:name="__RefHeading__164_1283614916"/></text:h>
      <text:p text:style-name="P12">Modifie la visibilité <text:s/>du DIV contenant la décorat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9:52:09.695941916</meta:creation-date>
    <dc:date>2017-09-28T15:47:03.065764267</dc:date>
    <meta:editing-duration>PT23M22S</meta:editing-duration>
    <meta:editing-cycles>4</meta:editing-cycles>
    <meta:generator>LibreOffice/4.3.3.2$Linux_X86_64 LibreOffice_project/430m0$Build-2</meta:generator>
    <meta:document-statistic meta:table-count="1" meta:image-count="0" meta:object-count="0" meta:page-count="7" meta:paragraph-count="125" meta:word-count="1010" meta:character-count="6493" meta:non-whitespace-character-count="5603"/>
  </office:meta>
</office:document-meta>
</file>